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ccd0" officeooo:paragraph-rsid="0018ccd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r "aws" {</text:p>
      <text:p text:style-name="P1"><text:s text:c="2"/>region <text:s text:c="4"/>= "us-east-2"</text:p>
      <text:p text:style-name="P1"><text:s text:c="2"/>access_key = "AKIA3F7J2OKH4MKLPTPI"</text:p>
      <text:p text:style-name="P1"><text:s text:c="2"/>secret_key = "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"</text:p>
      <text:p text:style-name="P1">}</text:p>
      <text:p text:style-name="P1">resource "aws_vpc" "main" {</text:p>
      <text:p text:style-name="P1"><text:s text:c="2"/>cidr_block <text:s text:c="6"/>= "10.0.0.0/16"</text:p>
      <text:p text:style-name="P1"><text:s text:c="2"/>instance_tenancy = "dedicated"</text:p>
      <text:p text:style-name="P1"/>
      <text:p text:style-name="P1"><text:s text:c="2"/>tags = {</text:p>
      <text:p text:style-name="P1"><text:s text:c="4"/>Name = "main"</text:p>
      <text:p text:style-name="P1"><text:s text:c="2"/>}</text:p>
      <text:p text:style-name="P1">}</text:p>
      <text:p text:style-name="P1">resource "aws_subnet" "public" {</text:p>
      <text:p text:style-name="P1"><text:s text:c="2"/>vpc_id <text:s text:c="4"/>= "${aws_vpc.main.id}"</text:p>
      <text:p text:style-name="P1"><text:s text:c="2"/>cidr_block = "10.0.0.0/24"</text:p>
      <text:p text:style-name="P1"><text:s text:c="2"/>map_public_ip_on_launch = true</text:p>
      <text:p text:style-name="P1"><text:s text:c="2"/>tags = {</text:p>
      <text:p text:style-name="P1"><text:s text:c="4"/>Name = "pub"</text:p>
      <text:p text:style-name="P1"><text:s text:c="2"/>}</text:p>
      <text:p text:style-name="P1">}</text:p>
      <text:p text:style-name="P1">resource "aws_subnet" "private" {</text:p>
      <text:p text:style-name="P1"><text:s text:c="2"/>vpc_id <text:s text:c="4"/>= "${aws_vpc.main.id}"</text:p>
      <text:p text:style-name="P1"><text:s text:c="2"/>cidr_block = "10.0.1.0/24"</text:p>
      <text:p text:style-name="P1"><text:s text:c="2"/>map_public_ip_on_launch = false</text:p>
      <text:p text:style-name="P1"><text:s text:c="2"/>tags = {</text:p>
      <text:p text:style-name="P1"><text:s text:c="4"/>Name = "private"</text:p>
      <text:p text:style-name="P1"><text:s text:c="2"/>}</text:p>
      <text:p text:style-name="P1">}</text:p>
      <text:p text:style-name="P1">resource "aws_internet_gateway" "igw" {</text:p>
      <text:p text:style-name="P1"><text:s text:c="2"/>vpc_id = "${aws_vpc.main.id}"</text:p>
      <text:p text:style-name="P1"/>
      <text:p text:style-name="P1"><text:s text:c="2"/>tags = {</text:p>
      <text:p text:style-name="P1"><text:s text:c="4"/>Name = "igw"</text:p>
      <text:p text:style-name="P1"><text:s text:c="2"/>}</text:p>
      <text:p text:style-name="P1">}</text:p>
      <text:p text:style-name="P1">resource "aws_route_table" "public1" {</text:p>
      <text:p text:style-name="P1"><text:s text:c="2"/>vpc_id = "${aws_vpc.main.id}"</text:p>
      <text:p text:style-name="P1"/>
      <text:p text:style-name="P1"><text:s text:c="2"/>route {</text:p>
      <text:p text:style-name="P1"><text:s text:c="4"/>cidr_block = "0.0.0.0/0"</text:p>
      <text:p text:style-name="P1"><text:s text:c="4"/>gateway_id = "${aws_internet_gateway.igw.id}"</text:p>
      <text:p text:style-name="P1"><text:soft-page-break/><text:s text:c="2"/>}</text:p>
      <text:p text:style-name="P1"/>
      <text:p text:style-name="P1"><text:s text:c="2"/>tags = {</text:p>
      <text:p text:style-name="P1"><text:s text:c="4"/>Name = "public"</text:p>
      <text:p text:style-name="P1"><text:s text:c="2"/>}</text:p>
      <text:p text:style-name="P1">}</text:p>
      <text:p text:style-name="P1">resource "aws_route_table" "private1" {</text:p>
      <text:p text:style-name="P1"><text:s text:c="2"/>vpc_id = "${aws_vpc.main.id}"</text:p>
      <text:p text:style-name="P1"/>
      <text:p text:style-name="P1"><text:s text:c="2"/>route {</text:p>
      <text:p text:style-name="P1"><text:s text:c="4"/>cidr_block = "0.0.0.0/0"</text:p>
      <text:p text:style-name="P1"><text:s text:c="4"/>instance_id = "${aws_instance.nat.id}"</text:p>
      <text:p text:style-name="P1"><text:s text:c="2"/>}</text:p>
      <text:p text:style-name="P1"/>
      <text:p text:style-name="P1"/>
      <text:p text:style-name="P1"><text:s text:c="2"/>tags = {</text:p>
      <text:p text:style-name="P1"><text:s text:c="4"/>Name = "private"</text:p>
      <text:p text:style-name="P1"><text:s text:c="2"/>}</text:p>
      <text:p text:style-name="P1">depends_on = ["aws_instance.nat"]</text:p>
      <text:p text:style-name="P1">}</text:p>
      <text:p text:style-name="P1"/>
      <text:p text:style-name="P1">resource "aws_internet_gateway" "default" {</text:p>
      <text:p text:style-name="P1"><text:s text:c="4"/>vpc_id = "${aws_vpc.main.id}"</text:p>
      <text:p text:style-name="P1">}</text:p>
      <text:p text:style-name="P1"/>
      <text:p text:style-name="P1"/>
      <text:p text:style-name="P1">resource "aws_instance" "nat" {</text:p>
      <text:p text:style-name="P1"><text:s text:c="2"/>ami = "ami-00d1f8201864cc10c"</text:p>
      <text:p text:style-name="P1"><text:s text:c="2"/>instance_type = "t2.micro"</text:p>
      <text:p text:style-name="P1"><text:s text:c="2"/>subnet_id = "${aws_subnet.public.id}"</text:p>
      <text:p text:style-name="P1"><text:s text:c="2"/>key_name = "terraform2"</text:p>
      <text:p text:style-name="P1">vpc_security_group_ids = ["${aws_security_group.my_sg.id}"]</text:p>
      <text:p text:style-name="P1">associate_public_ip_address = true</text:p>
      <text:p text:style-name="P1">source_dest_check = "false"</text:p>
      <text:p text:style-name="P1"/>
      <text:p text:style-name="P1">tags {</text:p>
      <text:p text:style-name="P1"><text:s text:c="8"/>Name = "VPC NAT"</text:p>
      <text:p text:style-name="P1"><text:s text:c="4"/>}</text:p>
      <text:p text:style-name="P1">}</text:p>
      <text:p text:style-name="P1">resource "aws_eip" "nat" {</text:p>
      <text:p text:style-name="P1"><text:s text:c="4"/>instance = "${aws_instance.nat.id}"</text:p>
      <text:p text:style-name="P1"><text:s text:c="4"/>vpc = true</text:p>
      <text:p text:style-name="P1"><text:soft-page-break/>}</text:p>
      <text:p text:style-name="P1"/>
      <text:p text:style-name="P1"/>
      <text:p text:style-name="P1">resource "aws_route_table_association" "public" {</text:p>
      <text:p text:style-name="P1"><text:s text:c="2"/>subnet_id <text:s text:c="5"/>= "${aws_subnet.public.id}"</text:p>
      <text:p text:style-name="P1"><text:s text:c="2"/>route_table_id = "${aws_route_table.public1.id}"</text:p>
      <text:p text:style-name="P1">}</text:p>
      <text:p text:style-name="P1"/>
      <text:p text:style-name="P1">resource "aws_route_table_association" "private" {</text:p>
      <text:p text:style-name="P1"><text:s text:c="2"/>subnet_id <text:s text:c="5"/>= "${aws_subnet.private.id}"</text:p>
      <text:p text:style-name="P1"><text:s text:c="2"/>route_table_id = "${aws_route_table.private1.id}"</text:p>
      <text:p text:style-name="P1">}</text:p>
      <text:p text:style-name="P1">resource "aws_instance" "private" {</text:p>
      <text:p text:style-name="P1"><text:s text:c="2"/>ami = "ami-05220ffa0e7fce3d1"</text:p>
      <text:p text:style-name="P1"><text:s text:c="2"/>instance_type = "t2.micro"</text:p>
      <text:p text:style-name="P1"><text:s text:c="2"/>subnet_id = "${aws_subnet.private.id}"</text:p>
      <text:p text:style-name="P1"><text:s text:c="2"/>key_name = "terraform2"</text:p>
      <text:p text:style-name="P1">#vpc_security_group_ids = ["${aws_security_group.my_sg.id}"]</text:p>
      <text:p text:style-name="P1"/>
      <text:p text:style-name="P1">}</text:p>
      <text:p text:style-name="P1"/>
      <text:p text:style-name="P1"/>
      <text:p text:style-name="P1"/>
      <text:p text:style-name="P1"/>
      <text:p text:style-name="P1">resource "aws_security_group" "my_sg" {</text:p>
      <text:p text:style-name="P1"><text:s text:c="2"/>name <text:s text:c="7"/>= "tf-sg"</text:p>
      <text:p text:style-name="P1"><text:s text:c="2"/>vpc_id = "${aws_vpc.main.id}"</text:p>
      <text:p text:style-name="P1"><text:s text:c="2"/>ingress { #Inbound-rule----ingress</text:p>
      <text:p text:style-name="P1"><text:s text:c="4"/>from_port <text:s text:c="2"/>= 22</text:p>
      <text:p text:style-name="P1"><text:s text:c="4"/>to_port <text:s text:c="4"/>= 22</text:p>
      <text:p text:style-name="P1"><text:s text:c="4"/>protocol <text:s text:c="3"/>= "tcp"</text:p>
      <text:p text:style-name="P1"><text:s text:c="4"/>cidr_blocks = ["0.0.0.0/0"] # add a CIDR block here</text:p>
      <text:p text:style-name="P1"><text:s text:c="2"/>}</text:p>
      <text:p text:style-name="P1"><text:s text:c="2"/>ingress { #Inbound-rule----ingress</text:p>
      <text:p text:style-name="P1"><text:s text:c="4"/>from_port <text:s text:c="2"/>= 80</text:p>
      <text:p text:style-name="P1"><text:s text:c="4"/>to_port <text:s text:c="4"/>= 80</text:p>
      <text:p text:style-name="P1"><text:s text:c="4"/>protocol <text:s text:c="3"/>= "tcp"</text:p>
      <text:p text:style-name="P1"><text:s text:c="4"/>cidr_blocks = ["0.0.0.0/0"] # add a CIDR block here</text:p>
      <text:p text:style-name="P1"><text:s text:c="2"/>}</text:p>
      <text:p text:style-name="P1"/>
      <text:p text:style-name="P1"><text:s text:c="2"/>egress { #Outbound-rule----egress</text:p>
      <text:p text:style-name="P1"><text:s text:c="4"/>from_port <text:s text:c="6"/>= 0</text:p>
      <text:p text:style-name="P1"><text:soft-page-break/><text:s text:c="4"/>to_port <text:s text:c="8"/>= 0</text:p>
      <text:p text:style-name="P1"><text:s text:c="4"/>protocol <text:s text:c="7"/>= "-1"</text:p>
      <text:p text:style-name="P1"><text:s text:c="4"/>cidr_blocks <text:s text:c="4"/>= ["0.0.0.0/0"]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33:33.007632147</meta:creation-date>
    <dc:date>2019-06-05T16:34:27.795249832</dc:date>
    <meta:editing-duration>PT54S</meta:editing-duration>
    <meta:editing-cycles>1</meta:editing-cycles>
    <meta:document-statistic meta:table-count="0" meta:image-count="0" meta:object-count="0" meta:page-count="4" meta:paragraph-count="111" meta:word-count="307" meta:character-count="2622" meta:non-whitespace-character-count="2139"/>
    <meta:generator>LibreOffice/5.0.4.2$Linux_X86_64 LibreOffice_project/2b9802c1994aa0b7dc6079e128979269cf95bc78</meta:generator>
  </office:meta>
</office:document-meta>
</file>